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text-emphasize="none"/>
    </style:style>
    <style:style style:name="T91" style:family="text">
      <style:text-properties style:font-name="標楷體1"/>
    </style:style>
    <style:style style:name="T92" style:family="text">
      <style:text-properties style:font-name="標楷體1" style:font-name-asian="標楷體1"/>
    </style:style>
    <style:style style:name="T93" style:family="text">
      <style:text-properties style:font-name="標楷體1" officeooo:rsid="0a6d63ec" style:font-name-asian="標楷體1"/>
    </style:style>
    <style:style style:name="T94" style:family="text">
      <style:text-properties style:font-name="標楷體1" style:text-underline-style="solid" style:text-underline-width="auto" style:text-underline-color="font-color"/>
    </style:style>
    <style:style style:name="T95" style:family="text">
      <style:text-properties style:font-name="標楷體1" style:text-underline-style="solid" style:text-underline-width="auto" style:text-underline-color="font-color" officeooo:rsid="2a54d6c6"/>
    </style:style>
    <style:style style:name="T96" style:family="text">
      <style:text-properties style:font-name="標楷體1" style:text-underline-style="solid" style:text-underline-width="auto" style:text-underline-color="font-color" officeooo:rsid="2ab2d7e2"/>
    </style:style>
    <style:style style:name="T97" style:family="text">
      <style:text-properties style:font-name="標楷體1" officeooo:rsid="3449857d"/>
    </style:style>
    <style:style style:name="T98" style:family="text">
      <style:text-properties style:font-name="標楷體1" officeooo:rsid="2968fd3e"/>
    </style:style>
    <style:style style:name="T99" style:family="text">
      <style:text-properties style:font-name="標楷體1" officeooo:rsid="2a524b7f"/>
    </style:style>
    <style:style style:name="T100" style:family="text">
      <style:text-properties style:font-name="標楷體1" style:text-underline-style="none" style:font-name-asian="標楷體1"/>
    </style:style>
    <style:style style:name="T101" style:family="text">
      <style:text-properties style:font-name="標楷體1" officeooo:rsid="2a6ee61b"/>
    </style:style>
    <style:style style:name="T102" style:family="text">
      <style:text-properties officeooo:rsid="3449857d"/>
    </style:style>
    <style:style style:name="T103" style:family="text">
      <style:text-properties style:font-name="Liberation Serif" officeooo:rsid="0a6d63ec" style:font-name-asian="標楷體1"/>
    </style:style>
    <style:style style:name="T104" style:family="text">
      <style:text-properties officeooo:rsid="0a6d63ec"/>
    </style:style>
    <style:style style:name="T105" style:family="text">
      <style:text-properties officeooo:rsid="2f7a955a"/>
    </style:style>
    <style:style style:name="T106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07" style:family="text">
      <style:text-properties style:font-name-asian="標楷體1"/>
    </style:style>
    <style:style style:name="T108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5">_ (第1本</text:span><text:span text:style-name="T15">)</text:span></text:p>
          <text:list>
            <text:list-item>
              <text:p text:style-name="P36"><text:span text:style-name="T8">神</text:span><text:span text:style-name="T15">，靈魂</text:span><text:span text:style-name="T52">層個體、第</text:span><text:span text:style-name="T33">1</text:span><text:span text:style-name="T52">層級型態個體</text:span><text:span text:style-name="T16">、靈魂世界、物質世界</text:span><text:span text:style-name="T15">。</text:span></text:p>
            </text:list-item>
            <text:list-item>
              <text:p text:style-name="P62"><text:span text:style-name="T8">有機率（正在、試圖）監視、控制 的 勢力、存在、個體</text:span><text:span text:style-name="T15">，YouTube、</text:span><text:span text:style-name="T52">派對、戰爭、</text:span><text:span text:style-name="T73">心電感應、催眠、靈魂控制、意識控制、竊聽腦中感知、寫入腦中感知</text:span><text:span text:style-name="T52">、秩序大亂、文明崩塌</text:span>。</text:p>
            </text:list-item>
            <text:list-item>
              <text:p text:style-name="P37"><text:span text:style-name="T80">肉質層個體、意識層個體、精神層個體</text:span>，。</text:p>
            </text:list-item>
            <text:list-item>
              <text:p text:style-name="P38"><text:span text:style-name="T1">大規模監控</text:span>，<text:span text:style-name="T52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2">劍橋計畫、</text:span><text:span text:style-name="T62">位</text:span><text:span text:style-name="T52">器型大規模監控、位訊號、電訊號、</text:span><text:span text:style-name="T62">聲音、重力波</text:span><text:span text:style-name="T52">、</text:span><text:span text:style-name="T62">光波</text:span><text:span text:style-name="T52">、</text:span><text:span text:style-name="T19">第</text:span><text:span text:style-name="T29">a層級型態</text:span><text:span text:style-name="T52">大規模監控、帶有探照燈的攝影機、</text:span><text:span text:style-name="T63">心電感應、催眠、靈魂控制、意識控制、寫入腦中感知、竊聽腦中感知、竊聽腦中意識、竊聽腦中思想</text:span><text:span text:style-name="T52">、身體、意識、被害妄想症、精神病患者</text:span>。</text:p>
            </text:list-item>
            <text:list-item>
              <text:p text:style-name="P39"><text:span text:style-name="T12">&lt;_?</text:span><text:span text:style-name="T13">3_&gt;</text:span><text:span text:style-name="T82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0"><text:span text:style-name="T80">學門</text:span>，。</text:p>
            </text:list-item>
          </text:list>
        </text:list-item>
        <text:list-item>
          <text:p text:style-name="P5">大自然<text:span text:style-name="T91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92"> (第1本)</text:span></text:p>
          <text:list>
            <text:list-item>
              <text:p text:style-name="P40"><text:span text:style-name="T1">間諜</text:span>，<text:span text:style-name="T105">子彈、彈道、（靶上的）彈痕、領導層型間諜、國民群型間諜、國家型間諜、商業型間諜、政治型間諜、軍事型間諜、電器、</text:span><text:span text:style-name="T52">第</text:span><text:span text:style-name="T20">a</text:span><text:span text:style-name="T52">層級型態個體、</text:span><text:span text:style-name="T55">肉質層型間諜、靈魂層型間諜、精神層型間諜</text:span><text:span text:style-name="T53">、電</text:span><text:span text:style-name="T55">器</text:span><text:span text:style-name="T53">、</text:span><text:span text:style-name="T87">位</text:span><text:span text:style-name="T55">器</text:span><text:span text:style-name="T53">、電磁波、</text:span><text:span text:style-name="T87">位</text:span><text:span text:style-name="T88">動</text:span><text:span text:style-name="T53">波、</text:span><text:span text:style-name="T22">紅外線</text:span><text:span text:style-name="T53">、可見光、</text:span><text:span text:style-name="T22">紫外線</text:span><text:span text:style-name="T53">、次聲波、聲波、</text:span><text:span text:style-name="T57">超</text:span><text:span text:style-name="T53">音波、聲音、重力波、手機、攝影機</text:span><text:span text:style-name="T55">、麥克風、陀螺儀、</text:span><text:span text:style-name="T25">USB</text:span><text:span text:style-name="T55">孔、觸控螢幕、手機畫面</text:span>。</text:p>
            </text:list-item>
          </text:list>
        </text:list-item>
        <text:list-item>
          <text:p text:style-name="P7">世界學<text:span text:style-name="T92"> (第1本)</text:span></text:p>
          <text:list>
            <text:list-item>
              <text:p text:style-name="P4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2"><text:span text:style-name="T1">紅移、紫移</text:span>，超音速、音爆、後移現象。</text:p>
            </text:list-item>
            <text:list-item>
              <text:p text:style-name="P42"><text:span text:style-name="T1">維度</text:span>，線。</text:p>
            </text:list-item>
            <text:list-item>
              <text:p text:style-name="P43"><text:span text:style-name="T9">函數</text:span>，<text:span text:style-name="T51">影子、存在、現象、本質、</text:span><text:span text:style-name="T55">亞里斯多德</text:span>。</text:p>
            </text:list-item>
            <text:list-item>
              <text:p text:style-name="P44"><text:span text:style-name="T79">速度</text:span>，位移、時間。</text:p>
            </text:list-item>
            <text:list-item>
              <text:p text:style-name="P63"><text:span text:style-name="T84">距離</text:span>，尺度、<text:span text:style-name="T68">土壤密度、水密度、空氣密度、空間節點密度、時間密度、縮小版、</text:span><text:span text:style-name="T71">思考速度、文明發展速度</text:span>。</text:p>
            </text:list-item>
            <text:list-item>
              <text:p text:style-name="P45"><text:span text:style-name="T94">&lt;?</text:span><text:span text:style-name="T95">a&gt;</text:span><text:span text:style-name="T6">個體</text:span>，。</text:p>
            </text:list-item>
            <text:list-item>
              <text:p text:style-name="P59"><text:span text:style-name="T1">當下</text:span>，<text:span text:style-name="T71">尺度、</text:span><text:span text:style-name="T32">存在、</text:span><text:span text:style-name="T71">變化</text:span><text:span text:style-name="T50">、喝水、紅移、紫移</text:span>。</text:p>
            </text:list-item>
            <text:list-item>
              <text:p text:style-name="P61"><text:span text:style-name="T85">型態層級</text:span>，<text:span text:style-name="T71">第</text:span><text:span text:style-name="T89">a</text:span><text:span text:style-name="T72">層級型態個體、肉體、靈魂、力、超能力個體、物質文明、靈魂文明</text:span>。</text:p>
            </text:list-item>
          </text:list>
        </text:list-item>
        <text:list-item>
          <text:p text:style-name="P67"><text:span text:style-name="T1">世界學</text:span><text:span text:style-name="T94"> (第</text:span><text:span text:style-name="T96">2</text:span><text:span text:style-name="T94">本)</text:span></text:p>
          <text:list>
            <text:list-item>
              <text:p text:style-name="P68"><text:span text:style-name="T86">量變、質變</text:span>，蘇格拉底、視覺、<text:span text:style-name="T74">色調值、濃度值、亮度值、</text:span><text:span text:style-name="T76">宗態層級型量變、宗態層級型質變、</text:span><text:span text:style-name="T75">權力、金錢、名聲、權力、權利、權限、</text:span><text:span text:style-name="T76">利益、資產、資源、名號、</text:span><text:span text:style-name="T75">職位、身分、</text:span><text:span text:style-name="T76">馬太效應、內捲、</text:span><text:span text:style-name="T77">量質二相性、</text:span><text:span text:style-name="T76">波粒二象性、</text:span><text:span text:style-name="T75">印地安人、美國獨立宣言、文化大革命、武漢革命、馬丁路德</text:span>。</text:p>
            </text:list-item>
            <text:list-item>
              <text:p text:style-name="P68"><text:span text:style-name="T1">哲學</text:span>，思想、決策、行動、選擇障礙、深藍、電腦、亞里斯多德、<text:span text:style-name="T75">尼古拉</text:span><text:span text:style-name="T34">·</text:span><text:span text:style-name="T75">特斯拉</text:span>。</text:p>
            </text:list-item>
          </text:list>
        </text:list-item>
        <text:list-item>
          <text:p text:style-name="P8"><text:span text:style-name="T92">宇宙胞 (第1本</text:span><text:span text:style-name="T91">)</text:span></text:p>
          <text:list>
            <text:list-item>
              <text:p text:style-name="P46"><text:span text:style-name="T79">冷寂</text:span>，。</text:p>
            </text:list-item>
          </text:list>
        </text:list-item>
        <text:list-item>
          <text:p text:style-name="P7">物質世界學<text:span text:style-name="T92"> (第1本)</text:span></text:p>
          <text:list>
            <text:list-item>
              <text:p text:style-name="P58"><text:span text:style-name="T1">力</text:span>，<text:span text:style-name="T53">第</text:span><text:span text:style-name="T20">a</text:span><text:span text:style-name="T54">層級宗態譜、</text:span><text:span text:style-name="T24">P * t = m * S</text:span>。</text:p>
            </text:list-item>
            <text:list-item>
              <text:p text:style-name="P47"><text:span text:style-name="T81">重力</text:span>，<text:span text:style-name="T53">重力子、第</text:span><text:span text:style-name="T24">3</text:span><text:span text:style-name="T54">層級宗態譜</text:span>。</text:p>
            </text:list-item>
            <text:list-item>
              <text:p text:style-name="P48"><text:span text:style-name="T81">冷次定律</text:span>，摩擦光、摩擦力。</text:p>
            </text:list-item>
            <text:list-item>
              <text:p text:style-name="P66"><text:span text:style-name="T81">光譜線</text:span>，。</text:p>
            </text:list-item>
          </text:list>
        </text:list-item>
        <text:list-item>
          <text:p text:style-name="P69">社會 (第1本)</text:p>
          <text:list>
            <text:list-item>
              <text:p text:style-name="P9"><text:span text:style-name="T51">內捲</text:span><text:span text:style-name="T38">，</text:span><text:span text:style-name="T7">。</text:span></text:p>
            </text:list-item>
            <text:list-item>
              <text:p text:style-name="P9"><text:span text:style-name="T56">貧窮</text:span><text:span text:style-name="T7">，。</text:span></text:p>
            </text:list-item>
            <text:list-item>
              <text:p text:style-name="P10"><text:span text:style-name="T58">教育</text:span><text:span text:style-name="T7">，</text:span><text:span text:style-name="T39">神職教育、神學、數學、拉丁文</text:span><text:span text:style-name="T7">、</text:span><text:span text:style-name="T39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0">大規模監控、</text:span><text:span text:style-name="T41">精準監控、</text:span><text:span text:style-name="T40">蜜蜂、蜂蜜、蜂農、養蜂人、</text:span><text:span text:style-name="T44">維護大自然</text:span><text:span text:style-name="T40">、</text:span><text:span text:style-name="T42">單一、一小群、一大群、金融系統、金融工具</text:span><text:span text:style-name="T37">、</text:span><text:span text:style-name="T44">賺更多錢、更快賺到錢</text:span><text:span text:style-name="T37">、</text:span><text:span text:style-name="T44">問題、有害的存在、有害的個體、功能、有益的存在、有益的個體、解決問題、優化功能、賺錢、</text:span><text:span text:style-name="T40">存錢、花錢、收取、儲蓄、消費、好德、壞德、有德、缺德、無德、反德、洗錢、詐欺、販賣人口、</text:span><text:span text:style-name="T44">食物、醫療、房租、電費、學費、衛生紙、</text:span><text:span text:style-name="T40">薪資</text:span><text:span text:style-name="T7">。</text:span></text:p>
            </text:list-item>
            <text:list-item>
              <text:p text:style-name="P12">人文主義<text:span text:style-name="T7">，</text:span><text:span text:style-name="T44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4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1">孝順</text:span><text:span text:style-name="T7">，。</text:span></text:p>
            </text:list-item>
            <text:list-item>
              <text:p text:style-name="P15"><text:span text:style-name="T61">權威</text:span><text:span text:style-name="T7">，</text:span><text:span text:style-name="T46">米爾格倫電擊實驗</text:span><text:span text:style-name="T7">。</text:span></text:p>
            </text:list-item>
            <text:list-item>
              <text:p text:style-name="P16"><text:span text:style-name="T61">平權</text:span><text:span text:style-name="T7">，</text:span><text:span text:style-name="T44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1">民主主義、民粹主義</text:span><text:span text:style-name="T44">，光譜分布、</text:span><text:span text:style-name="T47">好奇知道、信念戰爭</text:span><text:span text:style-name="T7">。</text:span></text:p>
            </text:list-item>
          </text:list>
        </text:list-item>
        <text:list-item>
          <text:p text:style-name="P18"><text:span text:style-name="T91">社會 (第</text:span><text:span text:style-name="T99">2</text:span><text:span text:style-name="T91">本)</text:span></text:p>
          <text:list>
            <text:list-item>
              <text:p text:style-name="P34"><text:span text:style-name="T78">反出生</text:span><text:span text:style-name="T7">，正出生、共生、共存、</text:span><text:span text:style-name="T49">需求理論、</text:span><text:span text:style-name="T7">需求金字塔、</text:span><text:span text:style-name="T49">時空背景、知識、常識、認知、投影世界觀</text:span><text:span text:style-name="T7">、</text:span><text:span text:style-name="T49">賦予意義、</text:span><text:span text:style-name="T7">本質、現象、目的、有機率假想、史金納箱、鴿子、</text:span><text:span text:style-name="T49">紅</text:span><text:span text:style-name="T7">血球、正常增生。</text:span></text:p>
            </text:list-item>
            <text:list-item>
              <text:p text:style-name="P35"><text:span text:style-name="T60">遠離平均的個體</text:span><text:span text:style-name="T7">，超能力者、國民、國王。</text:span></text:p>
            </text:list-item>
          </text:list>
        </text:list-item>
        <text:list-item>
          <text:p text:style-name="P18">哲學<text:span text:style-name="T91"> (第1本)</text:span></text:p>
          <text:list>
            <text:list-item>
              <text:p text:style-name="P19">問題<text:span text:style-name="T7">，數量型問題、社會型問題、</text:span><text:span text:style-name="T43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3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0">心靈感應、催眠、靈魂控制、</text:span><text:span text:style-name="T45">偷窺、竊聽、控制</text:span><text:span text:style-name="T7">。</text:span></text:p>
            </text:list-item>
            <text:list-item>
              <text:p text:style-name="P22"><text:span text:style-name="T69">正義</text:span><text:span text:style-name="T7">，維持正義、</text:span><text:span text:style-name="T45">內捲、</text:span><text:span text:style-name="T7">執行正義、削足適履、指鹿為馬、</text:span><text:span text:style-name="T45">數量型正義、社會型正義、全體型正義</text:span><text:span text:style-name="T7">、天</text:span><text:span text:style-name="T45">動說、本輪、</text:span><text:span text:style-name="T7">古雅典人、</text:span><text:span text:style-name="T45">蘇格拉底</text:span><text:span text:style-name="T7">。</text:span></text:p>
            </text:list-item>
            <text:list-item>
              <text:p text:style-name="P23"><text:span text:style-name="T69">詰問、歸納</text:span><text:span text:style-name="T7">，。</text:span></text:p>
            </text:list-item>
            <text:list-item>
              <text:p text:style-name="P24"><text:span text:style-name="T70">哲學數學化</text:span><text:span text:style-name="T7">，。</text:span></text:p>
            </text:list-item>
          </text:list>
        </text:list-item>
        <text:list-item>
          <text:p text:style-name="P32">哲學<text:span text:style-name="T91"> (第</text:span><text:span text:style-name="T101">2</text:span><text:span text:style-name="T91">本)</text:span></text:p>
          <text:list>
            <text:list-item>
              <text:p text:style-name="P33"><text:span text:style-name="T69">善良</text:span><text:span text:style-name="T7">，需要、</text:span><text:span text:style-name="T40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103">時空</text:span><text:span text:style-name="T93">旅行 (第1本)</text:span></text:p>
          <text:list>
            <text:list-item>
              <text:p text:style-name="P49"><text:span text:style-name="T3">時空旅行的 悖論</text:span><text:span text:style-name="T104">，</text:span>。</text:p>
            </text:list-item>
          </text:list>
        </text:list-item>
        <text:list-item>
          <text:p text:style-name="P26"><text:span text:style-name="T60">德</text:span><text:span text:style-name="T14"> (第1本)</text:span></text:p>
          <text:list>
            <text:list-item>
              <text:p text:style-name="P27"><text:span text:style-name="T60">道、德</text:span><text:span text:style-name="T7">，</text:span><text:span text:style-name="T44">政府、領導層、官方權力、超能力者、階級劃分、階級社會、中世紀、教會、數學、拉丁文</text:span><text:span text:style-name="T36">、</text:span><text:span text:style-name="T48">小書痴的下克上、</text:span><text:span text:style-name="T44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3">全體</text:span><text:span text:style-name="T7">型群德、不發出聲音的吃東西、服從政府、監督政府、品德、靜態、先天、內在本能、教養、動態、後天、外在傳承、總德 =</text:span><text:span text:style-name="T100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92"> (第1本)</text:span></text:p>
          <text:list>
            <text:list-item>
              <text:p text:style-name="P49"><text:span text:style-name="T1">微積分</text:span>，。</text:p>
            </text:list-item>
            <text:list-item>
              <text:p text:style-name="P50"><text:span text:style-name="T10">次方坐標系</text:span>，分形、<text:span text:style-name="T27">直角座標系、極座標系、圓柱座標系、</text:span><text:span text:style-name="T64">重心</text:span><text:span text:style-name="T28">座標系、</text:span><text:span text:style-name="T65">放射狀型</text:span><text:span text:style-name="T27">座標系</text:span>。</text:p>
            </text:list-item>
            <text:list-item>
              <text:p text:style-name="P51"><text:span text:style-name="T80">第</text:span><text:span text:style-name="T11">a</text:span><text:span text:style-name="T80">層級</text:span><text:span text:style-name="T83">座標系</text:span>，<text:span text:style-name="T66">座標系</text:span><text:span text:style-name="T67">層級、符號層級</text:span>。</text:p>
            </text:list-item>
          </text:list>
        </text:list-item>
        <text:list-item>
          <text:p text:style-name="P29">歷史<text:span text:style-name="T92"> (第1本)</text:span></text:p>
          <text:list>
            <text:list-item>
              <text:p text:style-name="P52"><text:span text:style-name="T1">人類文明的 實驗</text:span>，。</text:p>
            </text:list-item>
            <text:list-item>
              <text:p text:style-name="P64"><text:span text:style-name="T1">歷史</text:span>，。</text:p>
            </text:list-item>
            <text:list-item>
              <text:p text:style-name="P52"><text:span text:style-name="T1">文藝復興</text:span>，。</text:p>
            </text:list-item>
            <text:list-item>
              <text:p text:style-name="P53"><text:span text:style-name="T4">啟蒙運動</text:span>，<text:span text:style-name="T102">立法、法律、教育、權限（</text:span><text:span text:style-name="T23">Power limit</text:span><text:span text:style-name="T58">）、人權、生命權、自由權、隱私權、空閒時間、空閒時空、無兵伐勢、神權制、獨裁制、君主制、共和制、金權制、錢、金融系統、人質症候群、</text:span><text:span text:style-name="T59">柏拉圖、洞穴理論</text:span><text:span text:style-name="T58">、群體制、人體</text:span>。</text:p>
            </text:list-item>
            <text:list-item>
              <text:p text:style-name="P54"><text:span text:style-name="T2">科舉</text:span><text:span text:style-name="T102">，</text:span>。</text:p>
            </text:list-item>
          </text:list>
        </text:list-item>
        <text:list-item>
          <text:p text:style-name="P4"><text:span text:style-name="T92">歷史人物 （第1本</text:span><text:span text:style-name="T107">）</text:span></text:p>
          <text:list>
            <text:list-item>
              <text:p text:style-name="P54"><text:span text:style-name="T94">商鞅</text:span><text:span text:style-name="T91">，法家、</text:span><text:span text:style-name="T97">商君書</text:span><text:span text:style-name="T91">。</text:span></text:p>
            </text:list-item>
            <text:list-item>
              <text:p text:style-name="P54"><text:span text:style-name="T94">蘇格拉底</text:span><text:span text:style-name="T91">，愛因斯坦、</text:span><text:span text:style-name="T102">思想實驗</text:span><text:span text:style-name="T91">。</text:span></text:p>
            </text:list-item>
            <text:list-item>
              <text:p text:style-name="P55"><text:span text:style-name="T2">柏拉圖</text:span><text:span text:style-name="T91">，。</text:span></text:p>
            </text:list-item>
            <text:list-item>
              <text:p text:style-name="P65"><text:span text:style-name="T5">亞里斯多德</text:span><text:span text:style-name="T91">，快樂、</text:span><text:span text:style-name="T105">賦予意義、認定有意義、認定有價值、無知、有知、未知、已知、現象 → 本質</text:span>、<text:span text:style-name="T108">函數名稱 → 函數曲線、函數方程式、字詞 → 定義、視覺、眼睛、視網膜、視神經、大腦</text:span><text:span text:style-name="T91">。</text:span></text:p>
            </text:list-item>
            <text:list-item>
              <text:p text:style-name="P55"><text:span text:style-name="T94">尼采</text:span><text:span text:style-name="T91">，。</text:span></text:p>
            </text:list-item>
          </text:list>
        </text:list-item>
        <text:list-item>
          <text:p text:style-name="P30"><text:span text:style-name="T91">靈魂世界學 （第</text:span><text:span text:style-name="T98">1本</text:span><text:span text:style-name="T91">）</text:span></text:p>
          <text:list>
            <text:list-item>
              <text:p text:style-name="P56"><text:span text:style-name="T79">受到 靈魂層個體、超能力個體 影響 有機率出現的 現象</text:span><text:span text:style-name="T91">，</text:span><text:span text:style-name="T17">Y</text:span><text:span text:style-name="T18">ouTube、手機、機械手錶</text:span><text:span text:style-name="T106">、函數</text:span><text:span text:style-name="T18">、發條</text:span><text:span text:style-name="T91">。</text:span></text:p>
            </text:list-item>
            <text:list-item>
              <text:p text:style-name="P57"><text:span text:style-name="T94">靈魂世界學</text:span><text:span text:style-name="T91">，</text:span><text:span text:style-name="T51">記錄、好奇、探索、思考、質疑、驗證、傳承</text:span><text:span text:style-name="T52">、</text:span><text:span text:style-name="T16">物質世界</text:span><text:span text:style-name="T52">學</text:span><text:span text:style-name="T91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18:58:27.279000000</dc:date>
    <meta:editing-duration>P212DT23H17M11S</meta:editing-duration>
    <meta:editing-cycles>10126</meta:editing-cycles>
    <meta:document-statistic meta:table-count="0" meta:image-count="0" meta:object-count="0" meta:page-count="1" meta:paragraph-count="82" meta:word-count="2595" meta:character-count="2778" meta:non-whitespace-character-count="2728"/>
  </office:meta>
</office:document-meta>
</file>